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fcb72" officeooo:paragraph-rsid="001fcb72" style:font-size-asian="28pt" style:font-size-complex="32pt"/>
    </style:style>
    <style:style style:name="P2" style:family="paragraph" style:parent-style-name="Standard">
      <style:text-properties fo:font-size="32pt" officeooo:rsid="0021b373" officeooo:paragraph-rsid="0021b373" style:font-size-asian="28pt" style:font-size-complex="32pt"/>
    </style:style>
    <style:style style:name="T1" style:family="text">
      <style:text-properties officeooo:rsid="002240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jo1 <text:s/>- <text:s text:c="2"/>Verde2</text:p>
      <text:p text:style-name="P1">espera <text:span text:style-name="T1">5</text:span>s</text:p>
      <text:p text:style-name="P1">Rojo1 – Ambar2</text:p>
      <text:p text:style-name="P1">espera 1s</text:p>
      <text:p text:style-name="P1">Verde1 – Rojo 2</text:p>
      <text:p text:style-name="P1">espera <text:span text:style-name="T1">5</text:span>s</text:p>
      <text:p text:style-name="P2">Ambar 1- rojo2 </text:p>
      <text:p text:style-name="P2">espera 1 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06:21:21.754000000</meta:creation-date>
    <dc:date>2016-06-02T06:49:22.753000000</dc:date>
    <meta:editing-duration>PT17M58S</meta:editing-duration>
    <meta:editing-cycles>3</meta:editing-cycles>
    <meta:generator>LibreOffice/5.1.2.2$Windows_x86 LibreOffice_project/d3bf12ecb743fc0d20e0be0c58ca359301eb705f</meta:generator>
    <meta:document-statistic meta:table-count="0" meta:image-count="0" meta:object-count="0" meta:page-count="1" meta:paragraph-count="8" meta:word-count="20" meta:character-count="98" meta:non-whitespace-character-count="80"/>
  </office:meta>
</office:document-meta>
</file>